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9b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ESTIONARIO</text:p>
      <text:p text:style-name="P2"/>
      <text:p text:style-name="P2"/>
      <text:p text:style-name="Standard">1- ¿Qué es un algoritmo?</text:p>
      <text:p text:style-name="Standard">Un programa de computadora</text:p>
      <text:p text:style-name="Standard">Un lenguaje de programación</text:p>
      <text:p text:style-name="P1">Un conjunto de instrucciones ordenadas para resolver un problema</text:p>
      <text:p text:style-name="Standard">Un error en el código</text:p>
      <text:p text:style-name="Standard"/>
      <text:p text:style-name="Standard"/>
      <text:p text:style-name="Standard">2- ¿Cuál es el resultado de la operación (5+3)²−4⋅2?</text:p>
      <text:p text:style-name="Standard">64</text:p>
      <text:p text:style-name="Standard">60</text:p>
      <text:p text:style-name="P1">56</text:p>
      <text:p text:style-name="Standard">48</text:p>
      <text:p text:style-name="Standard"/>
      <text:p text:style-name="Standard"/>
      <text:p text:style-name="Standard">3- En PSint, ¿cómo se declara una variable para almacenar un número entero?</text:p>
      <text:p text:style-name="Standard">Crear variable Como Real</text:p>
      <text:p text:style-name="Standard">Declarar variable Como Número</text:p>
      <text:p text:style-name="P1">Definir variable Como Entero</text:p>
      <text:p text:style-name="Standard">Asignar variable Como Texto</text:p>
      <text:p text:style-name="Standard"/>
      <text:p text:style-name="Standard"/>
      <text:p text:style-name="Standard">4- ¿Qué función de Excel se utiliza para calcular el promedio de un rango de celdas?</text:p>
      <text:p text:style-name="Standard">SUMA</text:p>
      <text:p text:style-name="Standard">REDONDEAR</text:p>
      <text:p text:style-name="Standard">CONTAR</text:p>
      <text:p text:style-name="P1">PROMEDIO</text:p>
      <text:p text:style-name="Standard"/>
      <text:p text:style-name="Standard"/>
      <text:p text:style-name="Standard">5- ¿Qué significa que un método numérico sea aproximado?</text:p>
      <text:p text:style-name="P1">Que utiliza estimaciones para obtener un resultado cercano al exacto</text:p>
      <text:p text:style-name="Standard">Que no se puede usar en computadoras</text:p>
      <text:p text:style-name="Standard">Que no tiene ninguna utilidad práctica</text:p>
      <text:p text:style-name="Standard">Que siempre da el resultado exac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8:14:10.119475302</meta:creation-date>
    <dc:date>2025-08-13T18:18:29.400511108</dc:date>
    <meta:editing-duration>PT4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30" meta:character-count="761" meta:non-whitespace-character-count="659"/>
  </office:meta>
</office:document-meta>
</file>